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4118" officeooo:paragraph-rsid="000441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tinkercad.com/things/1iZZ4jEJiB1-tarefa31/editel?sharecode=ytVT6SQz-d2CvAvyKUQhY794KVIuRCpuf1dvlJpbgwg" text:style-name="Internet_20_link" text:visited-style-name="Visited_20_Internet_20_Link">https://www.tinkercad.com/things/1iZZ4jEJiB1-tarefa31/editel?sharecode=ytVT6SQz-d2CvAvyKUQhY794KVIuRCpuf1dvlJpbgwg</text:a></text:p>
      <text:p text:style-name="Standard"/>
      <text:p text:style-name="P1">g) O LED e o motor ligam e desligam ao mesmo tempo, ao comando de um único sinal do Arduino mest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18:44:53.038595635</meta:creation-date>
    <dc:date>2020-11-30T18:49:39.542800731</dc:date>
    <meta:editing-duration>PT4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2" meta:character-count="213" meta:non-whitespace-character-count="193"/>
  </office:meta>
</office:document-meta>
</file>